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3000000824D2CEBE6320EE8B6.png" manifest:media-type="image/png"/>
  <manifest:file-entry manifest:full-path="Pictures/100002010000011E000000659632F774965088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i-sans-serif" fo:font-size="10.5pt" fo:letter-spacing="normal" fo:font-style="normal" fo:font-weight="normal" officeooo:paragraph-rsid="000a098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ui-sans-serif" fo:font-size="10.5pt" fo:letter-spacing="normal" fo:font-style="normal" fo:font-weight="normal" officeooo:rsid="000a0984" officeooo:paragraph-rsid="000a0984"/>
    </style:style>
    <style:style style:name="T1" style:family="text">
      <style:text-properties officeooo:rsid="000a098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99cm" svg:y="0cm" svg:width="7.567cm" svg:height="2.672cm" draw:z-index="0"><draw:image xlink:href="Pictures/100002010000011E000000659632F77496508872.png" xlink:type="simple" xlink:show="embed" xlink:actuate="onLoad" loext:mime-type="image/png"/></draw:frame><text:s/></text:p>
      <text:p text:style-name="P2"><draw:frame draw:style-name="fr1" draw:name="Image3" text:anchor-type="char" svg:x="0.106cm" svg:y="3.657cm" svg:width="7.699cm" svg:height="3.44cm" draw:z-index="2"><draw:image xlink:href="Pictures/1000020100000123000000824D2CEBE6320EE8B6.png" xlink:type="simple" xlink:show="embed" xlink:actuate="onLoad" loext:mime-type="image/png"/></draw:frame><draw:frame draw:style-name="fr1" draw:name="Image2" text:anchor-type="char" svg:x="-0.064cm" svg:y="0.048cm" svg:width="7.699cm" svg:height="3.44cm" draw:z-index="1"><draw:image xlink:href="Pictures/1000020100000123000000824D2CEBE6320EE8B6.png" xlink:type="simple" xlink:show="embed" xlink:actuate="onLoad" loext:mime-type="image/png"/></draw:frame></text:p>
      <text:p text:style-name="P2">With react-beautiful-dnd, we are able to control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sans-serif" svg:font-family="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08:10.653984877</meta:creation-date>
    <dc:date>2021-08-31T09:59:11.331642394</dc:date>
    <meta:editing-duration>PT6H14M1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2" meta:word-count="7" meta:character-count="50" meta:non-whitespace-character-count="42"/>
  </office:meta>
</office:document-meta>
</file>